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81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fo:font-size="26pt" fo:text-shadow="1pt 1pt" style:font-size-asian="26pt" style:font-size-complex="2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1" fo:font-size="16pt" fo:text-shadow="1pt 1pt" style:font-size-asian="16pt" style:font-size-complex="16pt"/>
    </style:style>
    <style:style style:name="T7" style:family="text">
      <style:text-properties fo:color="#ffffff" style:font-name="Segoe UI Semibold" fo:font-size="16pt" fo:text-shadow="1pt 1pt" style:font-size-asian="16pt" style:font-size-complex="16pt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style:style style:name="T9" style:family="text">
      <style:text-properties fo:color="#000000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063cm" svg:x="1.524cm" svg:y="0.671cm">
          <draw:text-box>
            <text:p text:style-name="P1"><text:span text:style-name="T1">HYMN #491</text:span></text:p>
            <text:p text:style-name="P1"><text:span text:style-name="T2">“</text:span><text:span text:style-name="T2">Up through Endless Ranks of Angel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146cm" svg:height="5.588cm" svg:x="1.694cm" svg:y="0.652cm">
          <draw:text-box>
            <text:p text:style-name="P1"><text:span text:style-name="T3">1.</text:span><text:span text:style-name="T4"> Up through endless ranks of angels,</text:span><text:span text:style-name="T4"><text:line-break/></text:span><text:span text:style-name="T4">Cries of triumph in His ears,</text:span><text:span text:style-name="T4"><text:line-break/></text:span><text:span text:style-name="T4">To His heav’nly throne ascend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4" draw:layer="layout" svg:width="25.146cm" svg:height="5.588cm" svg:x="1.524cm" svg:y="0.508cm">
          <draw:text-box>
            <text:p text:style-name="P1"><text:span text:style-name="T4">Having vanquished all their fears,</text:span><text:span text:style-name="T4"><text:line-break/></text:span><text:span text:style-name="T4">Christ looks down upon His faithful,</text:span><text:span text:style-name="T4"><text:line-break/></text:span><text:span text:style-name="T4">Leaving them in happy tea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4" draw:text-style-name="P5" draw:layer="layout" svg:width="24.892cm" svg:height="5.321cm" svg:x="1.524cm" svg:y="0.521cm">
          <draw:text-box>
            <text:p text:style-name="P1"><text:span text:style-name="T3">2.</text:span><text:span text:style-name="T4"> Death-destroying, life-restoring,</text:span><text:span text:style-name="T4"><text:line-break/></text:span><text:span text:style-name="T4">Proven equal to our need,</text:span><text:span text:style-name="T4"><text:line-break/></text:span><text:span text:style-name="T4">Now for us before the Fath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4" draw:layer="layout" svg:width="25.146cm" svg:height="5.321cm" svg:x="1.524cm" svg:y="0.521cm">
          <draw:text-box>
            <text:p text:style-name="P1"><text:span text:style-name="T4">As our brother intercede;</text:span><text:span text:style-name="T4"><text:line-break/></text:span><text:span text:style-name="T4">Flesh that for our world was wounded,</text:span><text:span text:style-name="T4"><text:line-break/></text:span><text:span text:style-name="T4">Living, for the wounded plea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5" draw:layer="layout" svg:width="25.146cm" svg:height="5.588cm" svg:x="1.524cm" svg:y="0.762cm">
          <draw:text-box>
            <text:p text:style-name="P1"><text:span text:style-name="T3">3.</text:span><text:span text:style-name="T4"> To our lives of wanton wand’ring</text:span><text:span text:style-name="T4"><text:line-break/></text:span><text:span text:style-name="T4">Send Your Spirit, promised guide;</text:span><text:span text:style-name="T4"><text:line-break/></text:span><text:span text:style-name="T4">Through our lives of fear and fail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5" draw:text-style-name="P4" draw:layer="layout" svg:width="25.146cm" svg:height="5.334cm" svg:x="1.645cm" svg:y="0.482cm">
          <draw:text-box>
            <text:p text:style-name="P1"><text:span text:style-name="T4">With Your pow’r and love abide;</text:span><text:span text:style-name="T4"><text:line-break/></text:span><text:span text:style-name="T4">Welcome us, as You were welcomed,</text:span><text:span text:style-name="T4"><text:line-break/></text:span><text:span text:style-name="T4">To an endless Eastert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5" draw:text-style-name="P5" draw:layer="layout" svg:width="25.146cm" svg:height="5.334cm" svg:x="1.524cm" svg:y="0.508cm">
          <draw:text-box>
            <text:p text:style-name="P1"><text:span text:style-name="T3">4. </text:span><text:span text:style-name="T4">Alleluia, alleluia!</text:span><text:span text:style-name="T4"><text:line-break/></text:span><text:span text:style-name="T4">Oh, to breathe the Spirit’s grace!</text:span><text:span text:style-name="T4"><text:line-break/></text:span><text:span text:style-name="T4">Alleluia, 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6" draw:text-style-name="P4" draw:layer="layout" svg:width="25.146cm" svg:height="12.79cm" svg:x="1.573cm" svg:y="0.631cm">
          <draw:text-box>
            <text:p text:style-name="P1"><text:span text:style-name="T4">Oh, to see the Father’s face!</text:span><text:span text:style-name="T4"><text:line-break/></text:span><text:span text:style-name="T4">Alleluia, alleluia!</text:span><text:span text:style-name="T4"><text:line-break/></text:span><text:span text:style-name="T4">Oh, to feel the Son’s embrace!</text:span></text:p>
            <text:p text:style-name="P7"><text:span text:style-name="T5"/></text:p>
            <text:p text:style-name="P7"><text:span text:style-name="T6"/></text:p>
            <text:p text:style-name="P7"><text:span text:style-name="T6"/></text:p>
            <text:p text:style-name="P7"><text:span text:style-name="T6"><text:s text:c="3"/></text:span><text:span text:style-name="T7"><text:s text:c="2"/></text:span><text:span text:style-name="T8">© 1974 Augsburg Publishing House.</text:span></text:p>
            <text:p text:style-name="P7"><text:span text:style-name="T8"><text:s text:c="4"/></text:span><text:span text:style-name="T8">Used by permission:</text:span></text:p>
            <text:p text:style-name="P7"><text:span text:style-name="T8"><text:s text:c="4"/></text:span><text:span text:style-name="T8">LSB Hymn License</text:span></text:p>
            <text:p text:style-name="P7"><text:span text:style-name="T8"><text:s text:c="4"/></text:span><text:span text:style-name="T8">.NET, no. 100011038.</text:span></text:p>
            <text:p text:style-name="P7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20:26:20.362000000</meta:creation-date>
    <dc:title>Hymn template</dc:title>
    <meta:editing-duration>PT28M32S</meta:editing-duration>
    <meta:editing-cycles>11</meta:editing-cycles>
    <meta:generator>LibreOffice/6.1.3.2$Windows_X86_64 LibreOffice_project/86daf60bf00efa86ad547e59e09d6bb77c699acb</meta:generator>
    <meta:initial-creator>Arthur Hoch</meta:initial-creator>
    <dc:date>2019-01-18T22:41:10.937000000</dc:date>
    <meta:document-statistic meta:object-count="156"/>
    <meta:template xlink:type="simple" xlink:actuate="onRequest" xlink:title="Hymn template" xlink:href="../../AppData/Roaming/LibreOffice/4/user/template/Worship%20Templsates/Hymn%20template.otp" meta:date="2015-05-13T20:26:19.770000000"/>
  </office:meta>
</office:document-meta>
</file>